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ato" officeooo:rsid="001ef02e" officeooo:paragraph-rsid="001ef02e"/>
    </style:style>
    <style:style style:name="P2" style:family="paragraph" style:parent-style-name="Standard">
      <style:text-properties style:font-name="Lato" officeooo:rsid="001ef02e" officeooo:paragraph-rsid="001ef02e"/>
    </style:style>
    <style:style style:name="P3" style:family="paragraph" style:parent-style-name="Standard">
      <style:text-properties style:font-name="Lato" officeooo:rsid="001f3c8e" officeooo:paragraph-rsid="001f3c8e"/>
    </style:style>
    <style:style style:name="P4" style:family="paragraph" style:parent-style-name="Standard" style:list-style-name="L1">
      <style:text-properties style:font-name="Lato" officeooo:rsid="001f3c8e" officeooo:paragraph-rsid="001f3c8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γκατάσταση και Ρύθμιση USRP B200/210</text:p>
      <text:p text:style-name="P1"/>
      <text:p text:style-name="P3">Θα χρειαστείτε:</text:p>
      <text:list xml:id="list1139226382" text:style-name="L1">
        <text:list-item>
          <text:p text:style-name="P4">Ubuntu 22.04</text:p>
        </text:list-item>
        <text:list-item>
          <text:p text:style-name="P4">USRP Drivers</text:p>
        </text:list-item>
        <text:list-item>
          <text:p text:style-name="P4">..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49:14.521015024</meta:creation-date>
    <dc:date>2023-02-16T16:15:30.256731381</dc:date>
    <meta:editing-duration>PT5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5" meta:character-count="82" meta:non-whitespace-character-count="75"/>
  </office:meta>
</office:document-meta>
</file>